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a9c97" officeooo:paragraph-rsid="001a9c97"/>
    </style:style>
    <style:style style:name="P2" style:family="paragraph" style:parent-style-name="Standard">
      <style:text-properties fo:font-size="15pt" officeooo:rsid="001b1ddd" officeooo:paragraph-rsid="001b1ddd" style:font-size-asian="15pt" style:font-size-complex="15pt"/>
    </style:style>
    <style:style style:name="P3" style:family="paragraph" style:parent-style-name="Standard">
      <style:text-properties fo:font-size="15pt" officeooo:rsid="001d67b0" officeooo:paragraph-rsid="001d67b0" style:font-size-asian="15pt" style:font-size-complex="15pt"/>
    </style:style>
    <style:style style:name="P4" style:family="paragraph" style:parent-style-name="Standard">
      <style:text-properties fo:font-size="15pt" officeooo:rsid="001f46fd" officeooo:paragraph-rsid="001f46fd" style:font-size-asian="15pt" style:font-size-complex="15pt"/>
    </style:style>
    <style:style style:name="P5" style:family="paragraph" style:parent-style-name="Standard">
      <style:text-properties fo:font-size="15pt" officeooo:rsid="0020f88d" officeooo:paragraph-rsid="0020f88d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2/11/14</text:p>
      <text:p text:style-name="P1"/>
      <text:p text:style-name="P1">B 90, 108 </text:p>
      <text:p text:style-name="P1"/>
      <text:p text:style-name="P1">오늘 문제 : D162, D163</text:p>
      <text:p text:style-name="P1"/>
      <text:p text:style-name="P2">2022/11/15</text:p>
      <text:p text:style-name="P2"/>
      <text:p text:style-name="P3">C71 <text:s/></text:p>
      <text:p text:style-name="P3"/>
      <text:p text:style-name="P3">C67 <text:s text:c="23158"/></text:p>
      <text:p text:style-name="P2"/>
      <text:p text:style-name="P2"/>
      <text:p text:style-name="P4">1. 직관력을 논리적으로 풀어낼 것</text:p>
      <text:p text:style-name="P4">2. 감으로 풀지말고 무조건 식으로 설명할 수 있는 풀이를 적을 것</text:p>
      <text:p text:style-name="P4">3. 식으로 최대, 최소를 찾는 문제는 이차함수를 만들어 볼 것</text:p>
      <text:p text:style-name="P4">4. 그래프, 교점의 최소, 최대 갯수는 경계 상황을 그려서 찾을 것</text:p>
      <text:p text:style-name="P4"/>
      <text:p text:style-name="P5">2022/11/17 </text:p>
      <text:p text:style-name="P5"/>
      <text:p text:style-name="P5">C 130 </text:p>
      <text:p text:style-name="P5"/>
      <text:p text:style-name="P5">C 1-1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8:57:57.016890545</meta:creation-date>
    <meta:generator>LibreOffice/7.3.6.2$Linux_X86_64 LibreOffice_project/30$Build-2</meta:generator>
    <dc:date>2022-11-18T19:16:24.322374785</dc:date>
    <meta:editing-duration>PT3H12M6S</meta:editing-duration>
    <meta:editing-cycles>5</meta:editing-cycles>
    <meta:document-statistic meta:table-count="0" meta:image-count="0" meta:object-count="0" meta:page-count="1" meta:paragraph-count="13" meta:word-count="111" meta:character-count="23367" meta:non-whitespace-character-count="161"/>
  </office:meta>
</office:document-meta>
</file>